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5pt solid #000000"/>
    </style:style>
    <style:style style:name="P1" style:family="paragraph" style:parent-style-name="Heading_20_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2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7a2b5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88581"/>
    </style:style>
    <style:style style:name="P10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11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13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14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/>
    </style:style>
    <style:style style:name="P15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b1f9c" officeooo:paragraph-rsid="002b1f9c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officeooo:paragraph-rsid="001a6934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loext:padding="0cm" loext:border="none"/>
    </style:style>
    <style:style style:name="P28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3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3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6fed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6fed"/>
    </style:style>
    <style:style style:name="P37" style:family="paragraph" style:parent-style-name="Heading_20_4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38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39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5718c"/>
    </style:style>
    <style:style style:name="P40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4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ce90c" officeooo:paragraph-rsid="001ce90c"/>
    </style:style>
    <style:style style:name="P42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ce90c"/>
    </style:style>
    <style:style style:name="P4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bold" officeooo:rsid="0015718c" officeooo:paragraph-rsid="00176fed"/>
    </style:style>
    <style:style style:name="P4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7.19999980926514pt" fo:letter-spacing="normal" fo:font-style="normal" fo:font-weight="normal" officeooo:paragraph-rsid="001ce90c"/>
    </style:style>
    <style:style style:name="P4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7062f" style:font-weight-asian="normal" style:font-weight-complex="normal"/>
    </style:style>
    <style:style style:name="P47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b1f9c" style:font-weight-asian="normal" style:font-weight-complex="normal"/>
    </style:style>
    <style:style style:name="P48" style:family="paragraph" style:parent-style-name="Heading_20_3">
      <style:text-properties fo:font-variant="normal" fo:text-transform="none" fo:color="#000000" loext:opacity="100%" style:font-name="Archive" fo:letter-spacing="normal" fo:font-style="normal" fo:font-weight="normal" officeooo:rsid="0015718c" officeooo:paragraph-rsid="0015718c"/>
    </style:style>
    <style:style style:name="P49" style:family="paragraph" style:parent-style-name="Standard"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 officeooo:rsid="0022c48f" officeooo:paragraph-rsid="0022c48f" style:font-weight-asian="normal" style:font-weight-complex="normal"/>
    </style:style>
    <style:style style:name="P50" style:family="paragraph" style:parent-style-name="Standard">
      <style:text-properties fo:font-weight="normal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7062f" style:font-weight-asian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b1f9c" style:font-weight-asian="normal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b1f9c" officeooo:paragraph-rsid="002b1f9c" style:font-weight-asian="normal" style:font-weight-complex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7a2b5"/>
    </style:style>
    <style:style style:name="P56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17a2b5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</style:style>
    <style:style style:name="P5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9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60" style:family="paragraph" style:parent-style-name="Standard">
      <style:paragraph-properties fo:margin-top="0cm" fo:margin-bottom="0cm" style:contextual-spacing="false" fo:orphans="2" fo:widows="2" fo:padding="0cm" fo:border="none"/>
    </style:style>
    <style:style style:name="P6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6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6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P64" style:family="paragraph" style:parent-style-name="Standard">
      <style:text-properties officeooo:paragraph-rsid="0017a2b5"/>
    </style:style>
    <style:style style:name="P65" style:family="paragraph" style:parent-style-name="Standard">
      <style:text-properties officeooo:rsid="0015718c" officeooo:paragraph-rsid="0015718c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officeooo:rsid="001af3b8" officeooo:paragraph-rsid="001af3b8"/>
    </style:style>
    <style:style style:name="P67" style:family="paragraph" style:parent-style-name="Standard">
      <style:text-properties officeooo:rsid="001af3b8" officeooo:paragraph-rsid="001af3b8"/>
    </style:style>
    <style:style style:name="P68" style:family="paragraph" style:parent-style-name="Table_20_Contents">
      <style:text-properties officeooo:rsid="001af3b8" officeooo:paragraph-rsid="001af3b8"/>
    </style:style>
    <style:style style:name="P69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rsid="00213524" officeooo:paragraph-rsid="00213524"/>
    </style:style>
    <style:style style:name="P70" style:family="paragraph" style:parent-style-name="Table_20_Contents">
      <style:text-properties officeooo:rsid="00213524" officeooo:paragraph-rsid="00213524"/>
    </style:style>
    <style:style style:name="P71" style:family="paragraph" style:parent-style-name="Standard">
      <style:text-properties officeooo:paragraph-rsid="00213524"/>
    </style:style>
    <style:style style:name="P72" style:family="paragraph" style:parent-style-name="Standard">
      <style:text-properties style:text-line-through-style="solid" style:text-line-through-type="single" fo:font-weight="normal" officeooo:rsid="0022c48f" officeooo:paragraph-rsid="0022c48f" style:font-weight-asian="normal" style:font-weight-complex="normal"/>
    </style:style>
    <style:style style:name="P73" style:family="paragraph" style:parent-style-name="Table_20_Contents">
      <style:text-properties style:text-position="super 58%"/>
    </style:style>
    <style:style style:name="P74" style:family="paragraph" style:parent-style-name="Table_20_Contents">
      <style:text-properties officeooo:rsid="0017a2b5" officeooo:paragraph-rsid="0017a2b5"/>
    </style:style>
    <style:style style:name="P7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a2b5" officeooo:paragraph-rsid="0017a2b5"/>
    </style:style>
    <style:style style:name="P76" style:family="paragraph" style:parent-style-name="Table_20_Contents">
      <style:text-properties officeooo:rsid="001a6934" officeooo:paragraph-rsid="001a6934"/>
    </style:style>
    <style:style style:name="P7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a6934" officeooo:paragraph-rsid="001a6934"/>
    </style:style>
    <style:style style:name="P78" style:family="paragraph" style:parent-style-name="Table_20_Contents">
      <style:text-properties officeooo:rsid="001b4677" officeooo:paragraph-rsid="001b4677"/>
    </style:style>
    <style:style style:name="P79" style:family="paragraph" style:parent-style-name="Table_20_Contents">
      <style:text-properties officeooo:rsid="001c46c1" officeooo:paragraph-rsid="001c46c1"/>
    </style:style>
    <style:style style:name="P80" style:family="paragraph" style:parent-style-name="Table_20_Contents">
      <style:text-properties officeooo:rsid="00296c66" officeooo:paragraph-rsid="00296c66"/>
    </style:style>
    <style:style style:name="P8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ce90c" officeooo:paragraph-rsid="001ce90c"/>
    </style:style>
    <style:style style:name="P82" style:family="paragraph" style:parent-style-name="Table_20_Contents">
      <style:text-properties officeooo:rsid="002e8fdf" officeooo:paragraph-rsid="002e8fdf"/>
    </style:style>
    <style:style style:name="P83" style:family="paragraph" style:parent-style-name="Standard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P84" style:family="paragraph" style:parent-style-name="Standard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86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7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8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9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0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1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2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3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4" style:family="paragraph" style:parent-style-name="Text_20_body" style:list-style-name="L1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5" style:family="paragraph" style:parent-style-name="Text_20_body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6" style:family="paragraph" style:parent-style-name="Text_20_body" style:list-style-name="L14">
      <style:paragraph-properties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7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8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9" style:family="paragraph" style:parent-style-name="Text_20_body" style:list-style-name="L1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10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01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/>
    </style:style>
    <style:style style:name="P10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/>
    </style:style>
    <style:style style:name="P10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T1" style:family="text">
      <style:text-properties officeooo:rsid="0015718c"/>
    </style:style>
    <style:style style:name="T2" style:family="text">
      <style:text-properties fo:font-variant="normal" fo:text-transform="none" fo:color="#000000" loext:opacity="100%" style:font-name="Roboto" fo:font-size="9.60000038146973pt" fo:letter-spacing="normal" fo:font-style="normal"/>
    </style:style>
    <style:style style:name="T3" style:family="text"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T5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7a2b5"/>
    </style:style>
    <style:style style:name="T12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loext:padding="0cm" loext:border="none"/>
    </style:style>
    <style:style style:name="T13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T14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2e8fdf"/>
    </style:style>
    <style:style style:name="T15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302c93"/>
    </style:style>
    <style:style style:name="T16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fo:background-color="#00a933" loext:char-shading-value="0" style:font-weight-asian="bold" style:font-weight-complex="bold"/>
    </style:style>
    <style:style style:name="T17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302c93" fo:background-color="#00a933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font-name="Roboto" fo:font-size="9.60000038146973pt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/>
    </style:style>
    <style:style style:name="T20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style:font-weight-asian="bold" style:font-weight-complex="bold"/>
    </style:style>
    <style:style style:name="T21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loext:padding="0cm" loext:border="none"/>
    </style:style>
    <style:style style:name="T22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27062f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fo:background-color="#00a933" loext:char-shading-value="0" style:font-weight-asian="bold" style:font-weight-complex="bold"/>
    </style:style>
    <style:style style:name="T25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fo:background-color="#00a933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fo:background-color="#00a933" loext:char-shading-value="0"/>
    </style:style>
    <style:style style:name="T27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fo:background-color="#00a933" loext:char-shading-value="0"/>
    </style:style>
    <style:style style:name="T28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29" style:family="text">
      <style:text-properties fo:font-variant="normal" fo:text-transform="none" fo:color="#ff0000" loext:opacity="100%" style:font-name="Archive" fo:font-size="9.60000038146973pt" fo:letter-spacing="normal" fo:font-style="normal" fo:font-weight="bold" officeooo:rsid="001a6934" loext:padding="0cm" loext:border="none"/>
    </style:style>
    <style:style style:name="T30" style:family="text">
      <style:text-properties fo:font-weight="bold"/>
    </style:style>
    <style:style style:name="T31" style:family="text">
      <style:text-properties fo:font-weight="bold" officeooo:rsid="002e8fdf" style:font-weight-asian="bold" style:font-weight-complex="bold"/>
    </style:style>
    <style:style style:name="T32" style:family="text">
      <style:text-properties fo:font-weight="normal" officeooo:rsid="00213524" style:font-weight-asian="normal" style:font-weight-complex="normal"/>
    </style:style>
    <style:style style:name="T33" style:family="text">
      <style:text-properties fo:font-weight="normal" loext:padding="0cm" loext:border="none"/>
    </style:style>
    <style:style style:name="T34" style:family="text">
      <style:text-properties style:font-weight-asian="normal" style:font-weight-complex="normal"/>
    </style:style>
    <style:style style:name="T35" style:family="text">
      <style:text-properties officeooo:rsid="0015718c" style:font-weight-asian="normal" style:font-weight-complex="normal"/>
    </style:style>
    <style:style style:name="T36" style:family="text">
      <style:text-properties officeooo:rsid="00188581" style:font-weight-asian="normal" style:font-weight-complex="normal"/>
    </style:style>
    <style:style style:name="T37" style:family="text">
      <style:text-properties officeooo:rsid="0027062f" style:font-weight-asian="normal" style:font-weight-complex="normal"/>
    </style:style>
    <style:style style:name="T38" style:family="text">
      <style:text-properties officeooo:rsid="002c7c30" style:font-weight-asian="normal" style:font-weight-complex="normal"/>
    </style:style>
    <style:style style:name="T39" style:family="text">
      <style:text-properties fo:color="#ff0000" loext:opacity="100%" style:font-name="Archive" fo:font-weight="bold" loext:padding="0cm" loext:border="none"/>
    </style:style>
    <style:style style:name="T40" style:family="text">
      <style:text-properties fo:color="#ff0000" loext:opacity="100%" style:font-name="Archive" fo:font-weight="bold" officeooo:rsid="001a6934" loext:padding="0cm" loext:border="none"/>
    </style:style>
    <style:style style:name="T41" style:family="text">
      <style:text-properties officeooo:rsid="001fe1ce"/>
    </style:style>
    <style:style style:name="T42" style:family="text">
      <style:text-properties officeooo:rsid="00213524"/>
    </style:style>
    <style:style style:name="T43" style:family="text">
      <style:text-properties officeooo:rsid="0021824d"/>
    </style:style>
    <style:style style:name="T44" style:family="text">
      <style:text-properties officeooo:rsid="00257f5c"/>
    </style:style>
    <style:style style:name="T45" style:family="text">
      <style:text-properties officeooo:rsid="002630bd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style:text-line-through-style="solid" style:text-line-through-type="single" officeooo:rsid="002b1f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Demande de labellisation sur Colibris</text:p>
      <text:p text:style-name="P65"/>
      <text:h text:style-name="P48" text:outline-level="3">A - Description globale de la démarche</text:h>
      <text:p text:style-name="P39">Décrivez en quelques lignes la démarche adoptée par votre école ou votre établissement, et précisez les liens entre votre projet éducatif global et votre/vos demande(s) de label (votre réponse peut s’appuyer par exemple sur les 17 Objectifs de développement durable de l’ONU (=17 ODD), la promotion de la santé, le climat scolaire, les parcours éducatifs, etc.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3"/>
          </table:table-cell>
        </table:table-row>
      </table:table>
      <text:p text:style-name="P40"/>
      <text:p text:style-name="P40"/>
      <text:p text:style-name="P57"><text:span text:style-name="T19">Vous pouvez ajouter un fichier illustrant la mise en œuvre de cette démarche globale dans votre école ou dans votre établissemen</text:span><text:span text:style-name="T4">t</text:span></text:p>
      <text:p text:style-name="P32"/>
      <text:h text:style-name="P7" text:outline-level="4"><text:span text:style-name="T1">B - Concernant les enseignements et domaines mobilisés, les élèves engagés et compétences visées à travers votre démarche éducative :</text:span><text:line-break/></text:h>
      <text:p text:style-name="P32">Quelles sont les disciplines, enseignements et dispositifs concernés ? (Enseignements et /ou disciplines concernés au collège, enseignements généraux et/ou technologiques concernés au lycée général et/ou technologique, enseignements généraux et /ou technologiques concernés au lycée professionnel)</text:p>
      <text:list text:style-name="L1">
        <text:list-header>
          <text:p text:style-name="P85">CLG + LGT : Arts plastiques</text:p>
        </text:list-header>
      </text:list>
      <text:list text:style-name="L2">
        <text:list-item>
          <text:p text:style-name="P86">CLG + LGT : documentation</text:p>
        </text:list-item>
        <text:list-item>
          <text:p text:style-name="P86">CLG + LGT : éducation musicale</text:p>
        </text:list-item>
        <text:list-item>
          <text:p text:style-name="P86">CLG + LGT : EPS</text:p>
        </text:list-item>
        <text:list-item>
          <text:p text:style-name="P86">CLG + LGT : histoire-géographie-EMC</text:p>
        </text:list-item>
        <text:list-item>
          <text:p text:style-name="P86">CLG + LGT : LVE allemand</text:p>
        </text:list-item>
        <text:list-item>
          <text:p text:style-name="P86">CLG + LGT : LVE anglais</text:p>
        </text:list-item>
        <text:list-item>
          <text:p text:style-name="P86">CLG + LGT : LVE espagnol</text:p>
        </text:list-item>
        <text:list-item>
          <text:p text:style-name="P86">CLG + LGT : lettres</text:p>
        </text:list-item>
        <text:list-item>
          <text:p text:style-name="P86">CLG + LGT : mathématiques</text:p>
        </text:list-item>
        <text:list-item>
          <text:p text:style-name="P86">CLG + LGT : physique-chimie</text:p>
        </text:list-item>
        <text:list-item>
          <text:p text:style-name="P86">CLG + LGT : SVT</text:p>
        </text:list-item>
        <text:list-item>
          <text:p text:style-name="P86">CLG + LGT : STI</text:p>
        </text:list-item>
        <text:list-item>
          <text:p text:style-name="P86">CLG + LGT : technologie au collège</text:p>
        </text:list-item>
        <text:list-item>
          <text:p text:style-name="P86">CLG + LGT : autre</text:p>
        </text:list-item>
      </text:list>
      <text:p text:style-name="P36"/>
      <text:p text:style-name="P44">Vous pouvez ajouter un fichier pour illustrer et enrichir vos réponses</text:p>
      <text:p text:style-name="P36"/>
      <text:p text:style-name="P35">Quelles sont les différentes formes d’engagement des élèves dans votre école ou votre établissement </text:p>
      <text:list text:style-name="L3">
        <text:list-item>
          <text:p text:style-name="P87">Eco-délégués</text:p>
        </text:list-item>
      </text:list>
      <text:p text:style-name="P34"/>
      <text:p text:style-name="P33">Décrivez les compétences spécifiques travaillées et évaluées avec les élèves (porteurs de projets, éco-délégués ou ambassadeurs…), ainsi que la ou les façons dont vous avez procédé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/>
          </table:table-cell>
        </table:table-row>
      </table:table>
      <text:p text:style-name="P64"><text:line-break/><text:span text:style-name="T27">Vous pouvez ajouter un fichier pour illustrer et enrichir vos réponses</text:span><text:span text:style-name="T4"> </text:span><text:span text:style-name="T15">liste des éco-délégués</text:span></text:p>
      <text:h text:style-name="P37" text:outline-level="4">C - Pilotage au sein de l'école ou de l'établissement</text:h>
      <text:p text:style-name="P38">Précisez les instances et/ou comités impliqués dans le pilotage de votre démarche éducative :</text:p>
      <text:list text:style-name="L4">
        <text:list-item>
          <text:p text:style-name="P88">CESCE</text:p>
        </text:list-item>
      </text:list>
      <text:p text:style-name="P3"/>
      <text:p text:style-name="P2">Votre démarche éducative est-elle inscrite dans votre projet d’établissement (obligatoire pour E3D / souhaité pour tous les labels) ?</text:p>
      <text:list text:style-name="L5">
        <text:list-header>
          <text:p text:style-name="P103"/>
        </text:list-header>
      </text:list>
      <text:p text:style-name="P11">• Oui</text:p>
      <text:p text:style-name="P10">Compléments d'informations éventuels</text:p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74">Aucun</text:p>
          </table:table-cell>
        </table:table-row>
      </table:table>
      <text:p text:style-name="Standard"/>
      <text:p text:style-name="P75"><text:span text:style-name="T25">Merci de joindre votre projet d'établissement </text:span><text:span text:style-name="T16">: </text:span><text:span text:style-name="T17">projet d’établissement</text:span></text:p>
      <text:p text:style-name="P29"/>
      <text:h text:style-name="P28" text:outline-level="4">D - La communication au service de votre projet éducatif</text:h>
      <text:p text:style-name="P29"><text:line-break/>Pas de communication mise en place à ce jour</text:p>
      <text:p text:style-name="P8"/>
      <text:list text:style-name="L6">
        <text:list-item>
          <text:p text:style-name="P89">Communication interne à destination des élèves et des personnels (affichage, intervention dans les classes)</text:p>
        </text:list-item>
        <text:list-item>
          <text:p text:style-name="P89">Communication interne et à destination des parents d’élèves, des partenaires (exposition, lettre d’information, journal, …)</text:p>
        </text:list-item>
      </text:list>
      <text:p text:style-name="P11"/>
      <text:p text:style-name="P56"><text:span text:style-name="T11">Quels sont les sujets abordés ? Quels sont les objectifs visés (pour les élèves, les personnels, les partenaires...) ?</text:span><text:lin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/>
          </table:table-cell>
        </table:table-row>
      </table:table>
      <text:p text:style-name="Standard"/>
      <text:p text:style-name="P55"><text:span text:style-name="T27">Merci de joindre des documents (si nécessaire, préciser les adresses où les publications sont consultables) </text:span><text:span text:style-name="T4">: </text:span><text:span text:style-name="T15">lien vers l’ENT</text:span></text:p>
      <text:p text:style-name="P31"/>
      <text:h text:style-name="P30" text:outline-level="4">E - Informations spécifiques aux labels</text:h>
      <text:p text:style-name="P31"/>
      <text:p text:style-name="P26">L’école / L'établissement souhaite candidater pour :</text:p>
      <text:p text:style-name="P9"><text:span text:style-name="T36">•</text:span><text:span text:style-name="T35">Le label E3D</text:span></text:p>
      <text:p text:style-name="P3"/>
      <text:h text:style-name="P1" text:outline-level="3"><text:span text:style-name="Strong_20_Emphasis"><text:span text:style-name="T39">Par rapport au label E3D</text:span></text:span></text:h>
      <text:p text:style-name="P2"><text:span text:style-name="Strong_20_Emphasis"><text:span text:style-name="T33">Vous avez indiqué que l'école / l'établissement candidate pour le label E3D, merci de préciser la situation :</text:span></text:span></text:p>
      <text:list text:style-name="L7">
        <text:list-header>
          <text:p text:style-name="P104"><text:span text:style-name="Strong_20_Emphasis"><text:span text:style-name="T29">• </text:span></text:span><text:span text:style-name="Strong_20_Emphasis"><text:span text:style-name="T12">L'école / établissement n’est pas labellisé, nous souhaitons obtenir le label E3D</text:span></text:span><text:span text:style-name="Strong_20_Emphasis"><text:span text:style-name="T40"> </text:span></text:span></text:p>
        </text:list-header>
      </text:list>
      <text:p text:style-name="P63"><text:span text:style-name="Strong_20_Emphasis"><text:span text:style-name="T8">Existe-t-il un ou des référents EDD dans l'établissement ?</text:span></text:span><text:span text:style-name="Strong_20_Emphasis"><text:span text:style-name="T29"> </text:span></text:span></text:p>
      <text:p text:style-name="P77"><text:span text:style-name="T6">• </text:span><text:span text:style-name="T5">Oui</text:span></text:p>
      <text:p text:style-name="P23">Coordonnées du ou des référents EDD</text:p>
      <text:p text:style-name="P4">Nom du référent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6">Brunel Lou-Anna</text:p>
          </table:table-cell>
        </table:table-row>
      </table:table>
      <text:p text:style-name="P24"/>
      <text:p text:style-name="P58"><text:span text:style-name="T22">Courriel</text:span><text:span text:style-name="T7"> 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8">Lou-anna.brunel@ac-creteil.fr</text:p>
          </table:table-cell>
        </table:table-row>
      </table:table>
      <text:p text:style-name="P24"/>
      <text:p text:style-name="P24">Combien avez-vous d'éco-délégués ?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8">35</text:p>
          </table:table-cell>
        </table:table-row>
      </table:table>
      <text:p text:style-name="Standard"/>
      <text:p text:style-name="P57"><text:span text:style-name="T18">Comment sont-ils nommés ?</text:span> </text:p>
      <text:p text:style-name="P66">• élection</text:p>
      <text:p text:style-name="P66"/>
      <text:p text:style-name="P12">Pour quelles classes avez-vous des éco-délégués ?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8">Pour toutes les classes sauf la 3E qui n’avait pas de volontaires.</text:p>
          </table:table-cell>
        </table:table-row>
      </table:table>
      <text:p text:style-name="P67"/>
      <text:p text:style-name="P13">Quel est le nombre d’élèves qui participent à l’organisation de la mise en œuvre des actions EDD ?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78">35</text:p>
          </table:table-cell>
        </table:table-row>
      </table:table>
      <text:p text:style-name="Standard"/>
      <text:p text:style-name="P4">Quel est le nombre d’élèves qui bénéficient des actions EDD ?</text:p>
      <text:p text:style-name="Standard"><text:line-break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79">513</text:p>
          </table:table-cell>
        </table:table-row>
      </table:table>
      <text:p text:style-name="Standard"><text:soft-page-break/></text:p>
      <text:p text:style-name="P5">Existe-t-il une forme de pilotage EDD réunissant les acteurs (enseignants, partenaires, direction, éco-délégués, parents d’élèves...), par exemple un comité de pilotage EDD, conseil des maîtres, conseil d’école, conseil de délégués, conseil école-collège... ?</text:p>
      <text:p text:style-name="P81">• Oui</text:p>
      <text:p text:style-name="P81"/>
      <text:p text:style-name="P41">Quels sont les disciplines, enseignements et dispositifs concernés dans la démarche E3D ?</text:p>
      <text:p text:style-name="P45">Enseignements et /ou disciplines concernés au collège, enseignements généraux et/ou technologiques concernés au lycée général et/ou technologique, enseignements généraux et /ou technologiques concernés au lycée professionnel</text:p>
      <text:p text:style-name="P42"><text:line-break/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</table:table-cell>
        </table:table-row>
      </table:table>
      <text:p text:style-name="P42"/>
      <text:p text:style-name="P5">Quels sont les dispositifs utilisés ?</text:p>
      <text:list text:style-name="L8">
        <text:list-item>
          <text:p text:style-name="P90">Enseignements disciplinaires</text:p>
        </text:list-item>
        <text:list-item>
          <text:p text:style-name="P90">Actions des éco-délégués</text:p>
        </text:list-item>
      </text:list>
      <text:p text:style-name="P3"/>
      <text:p text:style-name="P3"><text:span text:style-name="T30">Vous pouvez ajouter un fichier ci-dessous :</text:span> </text:p>
      <text:p text:style-name="P3"/>
      <text:p text:style-name="P3"><text:span text:style-name="T34">A travers les projets et enseignements, quel(s) axe(s) du référentiel EDD abordez-vous avec vos élèves ?</text:span> </text:p>
      <text:p text:style-name="P3"/>
      <text:p text:style-name="P62"><text:span text:style-name="T13">•</text:span><text:span text:style-name="T3">S’ouvrir à la complexité des thématiques de développement durable</text:span></text:p>
      <text:p text:style-name="P62"><text:span text:style-name="T13">•</text:span><text:span text:style-name="T3">Adopter un comportement éthique et responsable vis-à-vis de l’environnement et des sociétés humaines</text:span></text:p>
      <text:list text:style-name="L9">
        <text:list-item>
          <text:p text:style-name="P91">Agir individuellement et collectivement pour construire un monde durable</text:p>
        </text:list-item>
      </text:list>
      <text:p text:style-name="P3"/>
      <text:p text:style-name="P60"><text:span text:style-name="T3">En quelques lignes, décrivez comment l'axe (ou les axes) de compétence a (ont) été investi(s) et s'il(s) a (ont) fait l'objet d'une évaluation</text:span><text:line-break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/>
          </table:table-cell>
        </table:table-row>
      </table:table>
      <text:p text:style-name="Standard"/>
      <text:p text:style-name="P59"><text:span text:style-name="T18">Vous pouvez ajouter un fichier ci-dessous</text:span><text:span text:style-name="T3"> </text:span></text:p>
      <text:p text:style-name="P59"><text:span text:style-name="T3">Nombre de projets ou activités éducatives concernant un ou plusieurs ODD :</text:span><text:line-break/><text:span text:style-name="T18">Vous pouvez ajouter un fichier ci-dessou</text:span><text:span text:style-name="T13">s</text:span></text:p>
      <text:p text:style-name="P61"><text:span text:style-name="T9">Quels ODD sont concernés ?</text:span><text:span text:style-name="T13"> </text:span></text:p>
      <text:list text:style-name="L10">
        <text:list-item>
          <text:p text:style-name="P92">Lutter contre la faim (ODD 2)</text:p>
        </text:list-item>
        <text:list-item>
          <text:p text:style-name="P92">Accès à la santé (ODD 3)</text:p>
        </text:list-item>
        <text:list-item>
          <text:p text:style-name="P92">Egalité entre les sexes (ODD 5)</text:p>
        </text:list-item>
        <text:list-item>
          <text:p text:style-name="P92">Réduction des inégalités (ODD 10)</text:p>
        </text:list-item>
        <text:list-item>
          <text:p text:style-name="P92">Consommation et production responsables (ODD12)</text:p>
        </text:list-item>
        <text:list-item>
          <text:p text:style-name="P92">Lutter contre le changement climatique (ODD 13)</text:p>
        </text:list-item>
        <text:list-item>
          <text:p text:style-name="P92">Vie terrestre (ODD 15)</text:p>
        </text:list-item>
        <text:list-item>
          <text:p text:style-name="P92">Partenariats pour la réalisation des objectifs (ODD 17)</text:p>
        </text:list-item>
      </text:list>
      <text:p text:style-name="P43"/>
      <text:p text:style-name="P43">Merci d'indiquer la ou les thématique(s) travaillée(s)</text:p>
      <text:p text:style-name="P6"><text:span text:style-name="T42">•</text:span><text:span text:style-name="T41">Alimentation</text:span></text:p>
      <text:list text:style-name="L11">
        <text:list-item>
          <text:p text:style-name="P93">Biodiversité</text:p>
        </text:list-item>
        <text:list-item>
          <text:p text:style-name="P93"><text:soft-page-break/>Déchets</text:p>
        </text:list-item>
        <text:list-item>
          <text:p text:style-name="P93">Gaspillage alimentaire</text:p>
        </text:list-item>
        <text:list-item>
          <text:p text:style-name="P93">Solidarité locale, citoyenneté</text:p>
        </text:list-item>
      </text:list>
      <text:p text:style-name="P3"/>
      <text:p text:style-name="P3"><text:span text:style-name="T30">Vous pouvez ajouter un fichier pour illustrer, enrichir vos réponses sur les thématiques et ODD travaillés</text:span> </text:p>
      <text:p text:style-name="P3"/>
      <text:p text:style-name="P17">Le développement durable est-il également pris en compte dans le fonctionnement de l’établissement (achat des consommables, entretien des espaces verts, gestion des flux...) ? </text:p>
      <text:p text:style-name="P69"><text:span text:style-name="T3">•</text:span><text:span text:style-name="T14">Oui, ampoules LED basses conso ; tenter de récupérer des choses plutôt que d’en acheter.</text:span></text:p>
      <text:p text:style-name="P25">En quelques lignes, indiquez comment les projets ou activités mis en œuvre prennent en compte les dimensions sociale, économique, environnementale et culturelle du développement durable ? Comment les projets ou activités s’articulent avec les contenus disciplinaires ? 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</table:table-cell>
        </table:table-row>
      </table:table>
      <text:p text:style-name="P14"/>
      <text:p text:style-name="P69"><text:span text:style-name="T18">Vous pouvez ajouter un fichier pour illustrer votre réponse</text:span><text:span text:style-name="T3"> </text:span></text:p>
      <text:p text:style-name="P14">Equipes enseignantes et éducatives : Combien d’enseignants et d’éducateurs ont suivi une formation EDD au cours des 3 dernières années ? <text:span text:style-name="T31">A DEMANDER</text:span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70">1</text:p>
          </table:table-cell>
        </table:table-row>
      </table:table>
      <text:p text:style-name="P50"><text:line-break/><text:span text:style-name="T2">Au niveau de l'équipe de direction :</text:span> </text:p>
      <text:p text:style-name="P72">• une formation est engagée</text:p>
      <text:p text:style-name="P71"><text:span text:style-name="T32">• </text:span><text:span text:style-name="T3">Une formation est envisagée</text:span> </text:p>
      <text:p text:style-name="P15">Au niveau de l'équipe technique et administrative :</text:p>
      <text:p text:style-name="P49">• une formation est engagée</text:p>
      <text:p text:style-name="P16"><text:span text:style-name="T43">• u</text:span>ne formation est envisagée</text:p>
      <text:p text:style-name="P15">Quel(s) contenu(s) ou actions de formation envisagez-vous d’organiser ou de solliciter pour déployer la démarche ? 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82">Réfléchir à l’économie d’énergie</text:p>
            <text:p text:style-name="P82">Réfléchir au gaspillage à la cantine</text:p>
          </table:table-cell>
        </table:table-row>
      </table:table>
      <text:p text:style-name="P15"/>
      <text:p text:style-name="P15">Avec quels partenaires extérieurs travaillez-vous ? Plusieurs réponses possibles</text:p>
      <text:list text:style-name="L12">
        <text:list-header>
          <text:p text:style-name="P100"><text:span text:style-name="T44">•</text:span>Associations</text:p>
        </text:list-header>
      </text:list>
      <text:list text:style-name="L13">
        <text:list-item>
          <text:p text:style-name="P94">Collectivités territoriales (commune, département, région)</text:p>
          <text:p text:style-name="P94">(Institutions ou fondations publiques? <text:span text:style-name="T45">Plaine commune ?????)</text:span></text:p>
        </text:list-item>
        <text:list-item>
          <text:p text:style-name="P94">Autres</text:p>
        </text:list-item>
      </text:list>
      <text:p text:style-name="P18"/>
      <text:p text:style-name="P51"><text:span text:style-name="T2">En quelques lignes, décrivez chacun des partenariats existant et à venir (partenaire, fonctionnement, projet). Précisez, le cas échéant, le travail réalisé avec les établissements scolaires associés</text:span> 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80">BanqueAlimentaire : vente de gateaux caritative</text:p>
            <text:p text:style-name="P80">Plaine Commune : Sensibilisation aux déchets</text:p>
            <text:p text:style-name="P80">EDD - Service des éducatives – Direction de l’éducation – Conseil départemental de Saint-Denis : ?</text:p>
          </table:table-cell>
        </table:table-row>
      </table:table>
      <text:p text:style-name="P52"/>
      <text:p text:style-name="P52"><text:span text:style-name="T18">Vous pouvez ajouter un fichier pour illustrer, enrichir vos réponses sur les partenaires et le travail mené avec eux</text:span> </text:p>
      <text:p text:style-name="P52"/>
      <text:h text:style-name="P46" text:outline-level="4">F - Label institutionnel pHARe</text:h>
      <text:p text:style-name="P27"/>
      <text:p text:style-name="P52"><text:soft-page-break/><text:span text:style-name="T2">Le niveau 1 de la labellisation Phare est obligatoire pour les écoles, collèges et lycées. La demande doit être renouvelée chaque année. Le niveau 1 s’obtient en déclarant les éléments suivants sur </text:span><text:a xlink:type="simple" xlink:href="https://externet.ac-creteil.fr/" office:target-frame-name="_blank" xlink:show="new" text:style-name="Internet_20_link" text:visited-style-name="Visited_20_Internet_20_Link"><text:span text:style-name="Strong_20_Emphasis"><text:span text:style-name="T28">Arena</text:span></text:span></text:a><text:span text:style-name="T2"> &gt; Enquêtes et pilotage &gt; Pilotage Etablissements &gt; Programme pHARe :</text:span></text:p>
      <text:list text:style-name="L14">
        <text:list-item>
          <text:p text:style-name="P95">Nommer une équipe Ressource de 5 personnes minimum dédiée au traitement des situations</text:p>
        </text:list-item>
        <text:list-item>
          <text:p text:style-name="P95">Constituer une équipe d'élèves ambassadeur (10 élèves minimum)</text:p>
        </text:list-item>
        <text:list-item>
          <text:p text:style-name="P95">Participer à la journée nationale Non au harcèlement (passation de la grille d’autoévaluation sur le harcèlement scolaire par exemple)</text:p>
        </text:list-item>
        <text:list-item>
          <text:p text:style-name="P96">Informer les parents</text:p>
        </text:list-item>
      </text:list>
      <text:p text:style-name="P54">Votre école/établissement :</text:p>
      <text:p text:style-name="P19"><text:line-break/><text:span text:style-name="T46">•Est labellisé pHARe et a déjà complété les items pour être labellisé pHARe pour la rentrée scolaire 2025-2026</text:span></text:p>
      <text:list text:style-name="L15">
        <text:list-item>
          <text:p text:style-name="P97"><text:span text:style-name="T46">Est labellisé pHARe et n’a pa</text:span>s complété les items pour être labellisé pHARe pour la rentrée scolaire 2025-2026</text:p>
        </text:list-item>
        <text:list-item>
          <text:p text:style-name="P97">N’est pas labellisé pHARe et a déjà complété les items pour être labellisé pHARe pour la rentrée scolaire 2025-2026</text:p>
        </text:list-item>
        <text:list-item>
          <text:p text:style-name="P101">N’est pas labellisé pHARe et n’a pas complété les items pour être labellisé pHARe pour la rentrée scolaire 2025-2026</text:p>
        </text:list-item>
      </text:list>
      <text:p text:style-name="P53"/>
      <text:p text:style-name="P53"><text:span text:style-name="T2">Pour approfondir la démarche pHARe et favoriser l’engagement collectif en vous appuyant sur les éléments déjà mis en place dans votre école/établissement, vous pouvez vous appuyer sur le présent formulaire, notamment sur les parties A (description globale de la démarche, notamment sur ce qui est mis en place en faveur de la promotion de la santé), B (enseignements et domaines mobilisés, élèves engagés), C (pilotage) et D (communication)*</text:span> </text:p>
      <text:p text:style-name="P20"><text:line-break/><text:span text:style-name="T47">•</text:span><text:span text:style-name="T46">J’ai pris connaissance de ces informations</text:span></text:p>
      <text:list text:style-name="L16">
        <text:list-item>
          <text:p text:style-name="P98">J’ai besoin d’un accompagnement pour la mise en place ou l’approfondissement du programme pHARe dans mon école/établissement</text:p>
        </text:list-item>
      </text:list>
      <text:p text:style-name="P53"/>
      <text:h text:style-name="P47" text:outline-level="4">G - Labels complémentaires</text:h>
      <text:p text:style-name="P20"/>
      <text:p text:style-name="P21">Votre établissement est-il labellisé Génération 2024 ?*</text:p>
      <text:list xml:id="list771734663" text:style-name="L17">
        <text:list-header>
          <text:p text:style-name="P102"><text:span text:style-name="T38">•</text:span><text:span text:style-name="T37">Oui</text:span></text:p>
        </text:list-header>
      </text:list>
      <text:list text:style-name="L18">
        <text:list-item>
          <text:p text:style-name="P99">Non</text:p>
        </text:list-item>
      </text:list>
      <text:list xml:id="list185013609321832" text:continue-list="list771734663" text:style-name="L17">
        <text:list-header>
          <text:p text:style-name="P83">Commentaires éventuels, en lien avec votre demande</text:p>
        </text:list-header>
      </text:list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Table_20_Contents"/>
          </table:table-cell>
        </table:table-row>
      </table:table>
      <text:list xml:id="list185013815700242" text:continue-numbering="true" text:style-name="L17">
        <text:list-item>
          <text:p text:style-name="P84"><text:span text:style-name="T23">Pièce(s) jointe(s) complémentaire(s) éventuelle(s)</text:span><text:span text:style-name="T10"> 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5:47:51.735000000</meta:creation-date>
    <dc:date>2025-03-25T18:50:13.005000000</dc:date>
    <meta:editing-duration>PT4H54M12S</meta:editing-duration>
    <meta:editing-cycles>31</meta:editing-cycles>
    <meta:generator>LibreOffice/7.4.3.2$Windows_X86_64 LibreOffice_project/1048a8393ae2eeec98dff31b5c133c5f1d08b890</meta:generator>
    <meta:document-statistic meta:table-count="17" meta:image-count="0" meta:object-count="0" meta:page-count="5" meta:paragraph-count="142" meta:word-count="1443" meta:character-count="9321" meta:non-whitespace-character-count="8037"/>
  </office:meta>
</office:document-meta>
</file>